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Sáro,</text:p>
      <text:p text:style-name="Normal">V tento den plný lásky a porozumění jsem chtěl sdílet myšlenku, která mě teple objímá každý den, když si uvědomím, že sdílíme to samé zvířecí znamení - Váhy. Je fascinující, jak dvě duše, které vibrují na stejné frekvenci kosmické harmonie, dokážou vytvářet neviditelné pouto lásky a porozumění. Tvá přirozená dobrosrdečnost, zesílená ochranou tvého anděla strážného Haniela, je jako magnet, co přitahuje radost a štěstí do života všech, kteří tě obklopují. Na tvé cestě životem, nechť tě nadále provází tato nezdolná radost a schopnost rozdávat smích, stejně jako my dvě Váhy nacházíme rovnováhu v každodenních výzvách.</text:p>
      <text:p text:style-name="Normal">Přeji ti nádherný Valentýn, plný lásky, porozumění a především spokojenosti, kterou si zasloužíš. Ať každý den nalezneme společně nové důvody k radosti a společně kráčíme cestou, kde naši dvojí váhouni ukazují na rovnováhu, kterou jsme našli jeden v druhé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